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automatic-styles>
    <style:style style:name="P1" style:family="paragraph" style:parent-style-name="Heading_20_1">
      <style:text-properties officeooo:rsid="0010d0fd" officeooo:paragraph-rsid="0010d0fd"/>
    </style:style>
    <style:style style:name="P2" style:family="paragraph" style:parent-style-name="Text_20_body">
      <style:text-properties officeooo:rsid="0010d0fd" officeooo:paragraph-rsid="0010d0fd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10d0fd" officeooo:paragraph-rsid="0010d0fd"/>
    </style:style>
    <style:style style:name="P4" style:family="paragraph" style:parent-style-name="Text_20_body">
      <style:paragraph-properties fo:margin-top="0cm" fo:margin-bottom="0cm" style:contextual-spacing="false"/>
      <style:text-properties style:font-name="Noto Mono" officeooo:rsid="0010d0fd" officeooo:paragraph-rsid="0010d0fd"/>
    </style:style>
    <style:style style:name="P5" style:family="paragraph" style:parent-style-name="Text_20_body">
      <style:paragraph-properties fo:margin-top="0cm" fo:margin-bottom="0cm" style:contextual-spacing="false" fo:break-before="page"/>
      <style:text-properties style:font-name="Noto Mono" fo:font-size="10pt" officeooo:rsid="0010d0fd" officeooo:paragraph-rsid="0010d0fd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Noto Mono" fo:font-size="10pt" officeooo:rsid="0010d0fd" officeooo:paragraph-rsid="0010d0fd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11</text:h>
      <text:p text:style-name="P2">Липкин Григорий, А-18-21</text:p>
      <text:p text:style-name="P3">Разработать модули однонаправленного и двунаправленного списка из элементов в диапазоне и, возможно, упорядоченных заданным образом. <text:s/></text:p>
      <text:p text:style-name="P3">Модули должны обеспечивать следующие возможности работы со списками:</text:p>
      <text:p text:style-name="P3">- инициализацию</text:p>
      <text:p text:style-name="P3">- добавление:</text:p>
      <text:p text:style-name="P3"><text:s text:c="2"/>- в начало</text:p>
      <text:p text:style-name="P3"><text:s text:c="2"/>- в конец</text:p>
      <text:p text:style-name="P3"><text:s text:c="2"/>- после заданного элемента</text:p>
      <text:p text:style-name="P3"><text:s text:c="2"/>- до заданного (двунаправленный)</text:p>
      <text:p text:style-name="P3"><text:s text:c="2"/>- так, чтобы сохранялся определённый порядок</text:p>
      <text:p text:style-name="P3">- удаление элемента</text:p>
      <text:p text:style-name="P3">- удаление списка</text:p>
      <text:p text:style-name="P3">- ввод из текстового файла (до конца файла);</text:p>
      <text:p text:style-name="P3">- вывод на экран ( </text:p>
      <text:p text:style-name="P3"><text:s text:c="2"/>- однонаправленный в прямом порядке</text:p>
      <text:p text:style-name="P3"><text:s text:c="2"/>- двунаправленный в прямом и обратном порядке <text:s/></text:p>
      <text:p text:style-name="P3">- )</text:p>
      <text:p text:style-name="P3">- поиск в списке элемента, что `условие`:</text:p>
      <text:p text:style-name="P3"><text:s text:c="2"/>- в однонаправленном первый, удовлетворяющий `условию`</text:p>
      <text:p text:style-name="P3"><text:s text:c="2"/>- в двунаправленном первый и последний, удовлетворяющие `условию`</text:p>
      <text:p text:style-name="P3">- удаление элементов списка, удовлетворяющих условию.</text:p>
      <text:p text:style-name="P3"/>
      <text:p text:style-name="P3">Разработать программу, к которой будут поочерёдно подключаться разработанные модули. Программа должна сделать следующее:</text:p>
      <text:p text:style-name="P3">- ввести данные из файла с сохранением порядка элементов таким, какой есть в файле</text:p>
      <text:p text:style-name="P3">- добавить несколько элементов в начало списка и несколько элементов в конец списка</text:p>
      <text:p text:style-name="P3">- найти первый (и последний) элемент по заданному условию</text:p>
      <text:p text:style-name="P3">- удалить элементы из списка по заданному условию</text:p>
      <text:p text:style-name="P3">- удалить список</text:p>
      <text:p text:style-name="P3">- ввести данные из файла, добавляя элементы в список так, чтобы соблюдался порядок, указанный в задании;</text:p>
      <text:p text:style-name="P3">- найти первый (и последний) элемент по заданному условию;</text:p>
      <text:p text:style-name="P3">- удалить элементы из списка по заданному условию;</text:p>
      <text:p text:style-name="P3">- удалить список.</text:p>
      <text:p text:style-name="P3">- После каждого изменения выводить содержимое списка.</text:p>
      <text:p text:style-name="P3">Имена файлов передаются через параметры программы.</text:p>
      <text:p text:style-name="P3"/>
      <text:p text:style-name="P5">unit listUnit;</text:p>
      <text:p text:style-name="P6">interface</text:p>
      <text:p text:style-name="P6"><text:s text:c="4"/>// uses</text:p>
      <text:p text:style-name="P6"><text:s text:c="8"/>uses sysUtils;</text:p>
      <text:p text:style-name="P6"><text:s text:c="4"/>// type definitions</text:p>
      <text:p text:style-name="P6"><text:s text:c="8"/>type ListNodeType = record</text:p>
      <text:p text:style-name="P6"><text:s text:c="32"/>next <text:s/>: ^ListNodeType;</text:p>
      <text:p text:style-name="P6"><text:s text:c="32"/>value : Pointer;</text:p>
      <text:p text:style-name="P6"><text:s text:c="32"/>valueType : String;</text:p>
      <text:p text:style-name="P6"><text:s text:c="28"/>end;</text:p>
      <text:p text:style-name="P6"><text:s text:c="8"/>type ListType <text:s text:c="4"/>= record</text:p>
      <text:p text:style-name="P6"><text:s text:c="32"/>first <text:s/>: ^ListNodeType;</text:p>
      <text:p text:style-name="P6"><text:s text:c="32"/>length : Integer;</text:p>
      <text:p text:style-name="P6"><text:s text:c="28"/>end;</text:p>
      <text:p text:style-name="P6"><text:s text:c="8"/>type BlockType = function(val : ListNodeType) : Boolean;</text:p>
      <text:p text:style-name="P6"><text:s text:c="4"/>// List methods</text:p>
      <text:p text:style-name="P6"><text:s text:c="8"/>procedure initList(var list : ListType); overload;</text:p>
      <text:p text:style-name="P6"><text:s text:c="8"/>// adds</text:p>
      <text:p text:style-name="P6"><text:s text:c="12"/>function addToList(var list <text:s/>: ListType;</text:p>
      <text:p text:style-name="P6"><text:s text:c="31"/>var value : ListNodeType) : ListType; overload;</text:p>
      <text:p text:style-name="P6"/>
      <text:p text:style-name="P6"><text:s text:c="12"/>function addToList(var list <text:s/>: ListType;</text:p>
      <text:p text:style-name="P6"><text:s text:c="31"/>value <text:s text:c="4"/>: Pointer; </text:p>
      <text:p text:style-name="P6"><text:s text:c="31"/>valueType : String) : ListType; overload;</text:p>
      <text:p text:style-name="P6"/>
      <text:p text:style-name="P6"><text:s text:c="8"/>// unshifts</text:p>
      <text:p text:style-name="P6"><text:s text:c="12"/>function unshiftList(var list <text:s/>: ListType;</text:p>
      <text:p text:style-name="P6"><text:s text:c="33"/>var value : ListNodeType) : ListType; overload;</text:p>
      <text:p text:style-name="P6"/>
      <text:p text:style-name="P6"><text:s text:c="12"/>function unshiftList(var list <text:s/>: ListType;</text:p>
      <text:p text:style-name="P6"><text:s text:c="37"/>value : Pointer;</text:p>
      <text:p text:style-name="P6"><text:s text:c="33"/>valueType : String) : ListType; overload;</text:p>
      <text:p text:style-name="P6"><text:s text:c="8"/>// inspect/to_s/print_self</text:p>
      <text:p text:style-name="P6"><text:s text:c="12"/>function inspect( const node : ListNodeType) : String; overload;</text:p>
      <text:p text:style-name="P6"><text:s text:c="12"/>function toString(const node : ListNodeType) : String; overload;</text:p>
      <text:p text:style-name="P6"><text:s text:c="12"/>function inspect( const list : ListType) <text:s text:c="4"/>: String; overload;</text:p>
      <text:p text:style-name="P6"><text:s text:c="12"/>function toString(const list : ListType) <text:s text:c="4"/>: String; overload;</text:p>
      <text:p text:style-name="P6"><text:s text:c="12"/>procedure writeList(const list : ListType); overload;</text:p>
      <text:p text:style-name="P6"><text:s text:c="8"/>// finds</text:p>
      <text:p text:style-name="P6"><text:s text:c="12"/>function findNodeWithIndex(const node : ListNodeType; </text:p>
      <text:p text:style-name="P6"><text:s text:c="40"/>var index : Integer; </text:p>
      <text:p text:style-name="P6"><text:s text:c="43"/>number : Integer) : ListNodeType; overload;</text:p>
      <text:p text:style-name="P6"><text:s text:c="8"/>// inserts</text:p>
      <text:p text:style-name="P6"><text:s text:c="12"/>function insertToList(var list : ListType; </text:p>
      <text:p text:style-name="P6"><text:s text:c="38"/>what : ListNodeType;</text:p>
      <text:p text:style-name="P6"><text:s text:c="37"/>where : Integer) : ListType; overload;</text:p>
      <text:p text:style-name="P6">implementation</text:p>
      <text:p text:style-name="P6"><text:soft-page-break/><text:s text:c="4"/>procedure initList(var list : ListType);</text:p>
      <text:p text:style-name="P6"><text:s text:c="8"/>begin</text:p>
      <text:p text:style-name="P6"><text:s text:c="12"/>list.first := nil;</text:p>
      <text:p text:style-name="P6"><text:s text:c="12"/>list.length := 0;</text:p>
      <text:p text:style-name="P6"><text:s text:c="8"/>end;</text:p>
      <text:p text:style-name="P6"/>
      <text:p text:style-name="P6"><text:s text:c="4"/>function addToList(var list <text:s/>: ListType;</text:p>
      <text:p text:style-name="P6"><text:s text:c="23"/>var value : ListNodeType) : ListType; overload;</text:p>
      <text:p text:style-name="P6"><text:s text:c="8"/>var elem : ListNodeType;</text:p>
      <text:p text:style-name="P6"><text:s text:c="8"/>begin</text:p>
      <text:p text:style-name="P6"><text:s text:c="12"/>// writeln('List#add');</text:p>
      <text:p text:style-name="P6"><text:s text:c="12"/>// writeln(toString(value));</text:p>
      <text:p text:style-name="P6"><text:s text:c="12"/>if (Pointer(list.first) = nil)</text:p>
      <text:p text:style-name="P6"><text:s text:c="12"/>then begin</text:p>
      <text:p text:style-name="P6"><text:s text:c="16"/>// writeln('List#add::then');</text:p>
      <text:p text:style-name="P6"><text:s text:c="16"/>list.first := @value;</text:p>
      <text:p text:style-name="P6"><text:s text:c="16"/>value.next := nil;</text:p>
      <text:p text:style-name="P6"><text:s text:c="12"/>end else begin</text:p>
      <text:p text:style-name="P6"><text:s text:c="16"/>// writeln('List#add::else');</text:p>
      <text:p text:style-name="P6"><text:s text:c="16"/>elem := ListNodeType(list.first^);</text:p>
      <text:p text:style-name="P6"><text:s text:c="16"/>while not (Pointer(elem.next) = nil) do begin</text:p>
      <text:p text:style-name="P6"><text:s text:c="20"/>elem := ListNodeType(elem.next^);</text:p>
      <text:p text:style-name="P6"><text:s text:c="16"/>end;</text:p>
      <text:p text:style-name="P6"><text:s text:c="16"/>elem.next := @value;</text:p>
      <text:p text:style-name="P6"><text:s text:c="12"/>end;</text:p>
      <text:p text:style-name="P6"><text:s text:c="12"/>list.length := list.length + 1;</text:p>
      <text:p text:style-name="P6"><text:s text:c="12"/>// writeln('List#add -&gt; List#to_s');</text:p>
      <text:p text:style-name="P6"><text:s text:c="12"/>// writeln(toString(list));</text:p>
      <text:p text:style-name="P6"><text:s text:c="12"/>// writeln('List#to_s -&gt; List#add');</text:p>
      <text:p text:style-name="P6"><text:s text:c="12"/>// writeln;</text:p>
      <text:p text:style-name="P6"><text:s text:c="12"/>addToList := list;</text:p>
      <text:p text:style-name="P6"><text:s text:c="8"/>end;</text:p>
      <text:p text:style-name="P6"/>
      <text:p text:style-name="P6"><text:s text:c="4"/>function addToList(var list <text:s/>: ListType;</text:p>
      <text:p text:style-name="P6"><text:s text:c="23"/>value <text:s text:c="4"/>: Pointer; </text:p>
      <text:p text:style-name="P6"><text:s text:c="23"/>valueType : String) : ListType; overload;</text:p>
      <text:p text:style-name="P6"><text:s text:c="8"/>var valueNode : ListNodeType;</text:p>
      <text:p text:style-name="P6"><text:s text:c="8"/>begin</text:p>
      <text:p text:style-name="P6"><text:s text:c="12"/>valueNode.value := value;</text:p>
      <text:p text:style-name="P6"><text:s text:c="12"/>valueNode.next := nil;</text:p>
      <text:p text:style-name="P6"><text:s text:c="12"/>valueNode.valueType := valueType;</text:p>
      <text:p text:style-name="P6"><text:s text:c="12"/>list.length := list.length + 1;</text:p>
      <text:p text:style-name="P6"><text:s text:c="12"/>addToList := addToList(list, valueNode);</text:p>
      <text:p text:style-name="P6"><text:s text:c="8"/>end;</text:p>
      <text:p text:style-name="P6"/>
      <text:p text:style-name="P6"><text:s text:c="4"/>function unshiftList(var list <text:s/>: ListType;</text:p>
      <text:p text:style-name="P6"><text:s text:c="25"/>var value : ListNodeType) : ListType; overload;</text:p>
      <text:p text:style-name="P6"><text:s text:c="8"/>begin</text:p>
      <text:p text:style-name="P6"><text:soft-page-break/><text:s text:c="12"/>if (Pointer(list.first) = nil)</text:p>
      <text:p text:style-name="P6"><text:s text:c="12"/>then value.next := nil</text:p>
      <text:p text:style-name="P6"><text:s text:c="12"/>else value.next := list.first;</text:p>
      <text:p text:style-name="P6"><text:s text:c="12"/>list.first := @value;</text:p>
      <text:p text:style-name="P6"><text:s text:c="12"/>unshiftList := list;</text:p>
      <text:p text:style-name="P6"><text:s text:c="8"/>end;</text:p>
      <text:p text:style-name="P6"/>
      <text:p text:style-name="P6"><text:s text:c="4"/>function unshiftList(var list <text:s/>: ListType;</text:p>
      <text:p text:style-name="P6"><text:s text:c="29"/>value : Pointer;</text:p>
      <text:p text:style-name="P6"><text:s text:c="25"/>valueType : String) : ListType; overload;</text:p>
      <text:p text:style-name="P6"><text:s text:c="8"/>var valueNode : ListNodeType;</text:p>
      <text:p text:style-name="P6"><text:s text:c="8"/>begin</text:p>
      <text:p text:style-name="P6"><text:s text:c="12"/>valueNode.value := value;</text:p>
      <text:p text:style-name="P6"><text:s text:c="12"/>valueNode.next := nil;</text:p>
      <text:p text:style-name="P6"><text:s text:c="12"/>valueNode.valueType := valueType;</text:p>
      <text:p text:style-name="P6"><text:s text:c="12"/>unshiftList := unshiftList(list, valueNode);</text:p>
      <text:p text:style-name="P6"><text:s text:c="8"/>end;</text:p>
      <text:p text:style-name="P6"/>
      <text:p text:style-name="P6"><text:s text:c="4"/>function toString(const list : ListType) : String; overload;</text:p>
      <text:p text:style-name="P6"><text:s text:c="8"/>var toReturn : String;</text:p>
      <text:p text:style-name="P6"><text:s text:c="12"/>elem <text:s text:c="4"/>: ListNodeType;</text:p>
      <text:p text:style-name="P6"><text:s text:c="8"/>begin</text:p>
      <text:p text:style-name="P6"><text:s text:c="12"/>// writeln('List#to_s');</text:p>
      <text:p text:style-name="P6"><text:s text:c="12"/>toReturn := '';</text:p>
      <text:p text:style-name="P6"><text:s text:c="12"/>if (Pointer(list.first) = nil)</text:p>
      <text:p text:style-name="P6"><text:s text:c="12"/>then begin</text:p>
      <text:p text:style-name="P6"><text:s text:c="16"/>// writeln('List#to_s::then');</text:p>
      <text:p text:style-name="P6"><text:s text:c="12"/>end else begin</text:p>
      <text:p text:style-name="P6"><text:s text:c="16"/>// writeln('List#to_s::else');</text:p>
      <text:p text:style-name="P6"><text:s text:c="16"/>elem := list.first^;</text:p>
      <text:p text:style-name="P6"><text:s text:c="16"/>if Pointer(elem.next) = nil</text:p>
      <text:p text:style-name="P6"><text:s text:c="16"/>then begin</text:p>
      <text:p text:style-name="P6"><text:s text:c="20"/>// writeln('List#to_s::else::then');</text:p>
      <text:p text:style-name="P6"><text:s text:c="20"/>// writeln('List#to_s -&gt; Node#to_s');</text:p>
      <text:p text:style-name="P6"><text:s text:c="20"/>toReturn := toReturn + toString(elem);</text:p>
      <text:p text:style-name="P6"><text:s text:c="20"/>// writeln('Node#to_s -&gt; List#to_s');</text:p>
      <text:p text:style-name="P6"><text:s text:c="16"/>end else repeat</text:p>
      <text:p text:style-name="P6"><text:s text:c="20"/>// writeln('List#to_s::else::else::repeat');</text:p>
      <text:p text:style-name="P6"><text:s text:c="20"/>// writeln('List#to_s -&gt; Node#to_s');</text:p>
      <text:p text:style-name="P6"><text:s text:c="20"/>toReturn := toReturn + toString(elem);</text:p>
      <text:p text:style-name="P6"><text:s text:c="20"/>// writeln('Node#to_s -&gt; List#to_s');</text:p>
      <text:p text:style-name="P6"><text:s text:c="20"/>if not (Pointer(elem.next) = nil)</text:p>
      <text:p text:style-name="P6"><text:s text:c="20"/>then toReturn := toReturn + #10;</text:p>
      <text:p text:style-name="P6"><text:s text:c="20"/>elem := elem.next^;</text:p>
      <text:p text:style-name="P6"><text:s text:c="16"/>until Pointer(elem.next) = nil;</text:p>
      <text:p text:style-name="P6"><text:s text:c="12"/>end;</text:p>
      <text:p text:style-name="P6"><text:s text:c="12"/>toString := toReturn;</text:p>
      <text:p text:style-name="P6"><text:s text:c="8"/>end;</text:p>
      <text:p text:style-name="P6"><text:soft-page-break/></text:p>
      <text:p text:style-name="P6"><text:s text:c="4"/>function toString(const node : ListNodeType) : String; overload;</text:p>
      <text:p text:style-name="P6"><text:s text:c="8"/>var toReturn : String;</text:p>
      <text:p text:style-name="P6"><text:s text:c="8"/>begin</text:p>
      <text:p text:style-name="P6"><text:s text:c="12"/>// write('Node#to_s');</text:p>
      <text:p text:style-name="P6"><text:s text:c="12"/>toReturn := '';</text:p>
      <text:p text:style-name="P6"><text:s text:c="12"/>case node.valueType of</text:p>
      <text:p text:style-name="P6"><text:s text:c="16"/>'String', 'string', 'Char', 'char' <text:s/>: </text:p>
      <text:p text:style-name="P6"><text:s text:c="28"/>toReturn := String(node.value^);</text:p>
      <text:p text:style-name="P6"><text:s text:c="16"/>'Integer' : toReturn := intToStr(Integer(node.value^));</text:p>
      <text:p text:style-name="P6"><text:s text:c="16"/>'Real' <text:s text:c="3"/>: toReturn := FloatToStr(Real(node.value^));</text:p>
      <text:p text:style-name="P6"><text:s text:c="16"/>else begin writeln('::UNKNOWN TYPE!'); toReturn := 'ERR::NOTYPE'; end;</text:p>
      <text:p text:style-name="P6"><text:s text:c="12"/>end;</text:p>
      <text:p text:style-name="P6"><text:s text:c="12"/>toString := toReturn;</text:p>
      <text:p text:style-name="P6"><text:s text:c="8"/>end;</text:p>
      <text:p text:style-name="P6"/>
      <text:p text:style-name="P6"><text:s text:c="4"/>function inspect(const node : ListNodeType) : String; overload;</text:p>
      <text:p text:style-name="P6"><text:s text:c="8"/>var toReturn : String;</text:p>
      <text:p text:style-name="P6"><text:s text:c="8"/>begin</text:p>
      <text:p text:style-name="P6"><text:s text:c="12"/>toReturn := '';</text:p>
      <text:p text:style-name="P6"><text:s text:c="12"/>case node.valueType of</text:p>
      <text:p text:style-name="P6"><text:s text:c="16"/>'String', 'string', 'Char', 'char' <text:s/>: </text:p>
      <text:p text:style-name="P6"><text:s text:c="28"/>toReturn := '"' + String(node.value^) + '"';</text:p>
      <text:p text:style-name="P6"><text:s text:c="16"/>'Integer' : toReturn := intToStr(Integer(node.value^));</text:p>
      <text:p text:style-name="P6"><text:s text:c="16"/>'Real' <text:s text:c="3"/>: toReturn := FloatToStr(Real(node.value^));</text:p>
      <text:p text:style-name="P6"><text:s text:c="16"/>else toReturn := 'ERR::NOTYPE'; </text:p>
      <text:p text:style-name="P6"><text:s text:c="12"/>end;</text:p>
      <text:p text:style-name="P6"><text:s text:c="12"/>inspect := toReturn;</text:p>
      <text:p text:style-name="P6"><text:s text:c="8"/>end;</text:p>
      <text:p text:style-name="P6"/>
      <text:p text:style-name="P6"><text:s text:c="4"/>function inspect(const list : ListType) : String; overload;</text:p>
      <text:p text:style-name="P6"><text:s text:c="8"/>var toReturn : String;</text:p>
      <text:p text:style-name="P6"><text:s text:c="12"/>elem <text:s text:c="4"/>: ListNodeType;</text:p>
      <text:p text:style-name="P6"><text:s text:c="8"/>begin</text:p>
      <text:p text:style-name="P6"><text:s text:c="12"/>// writeln('List#to_s');</text:p>
      <text:p text:style-name="P6"><text:s text:c="12"/>toReturn := 'List[';</text:p>
      <text:p text:style-name="P6"><text:s text:c="12"/>if (Pointer(list.first) = nil)</text:p>
      <text:p text:style-name="P6"><text:s text:c="12"/>then begin</text:p>
      <text:p text:style-name="P6"><text:s text:c="16"/>// writeln('List#to_s::then');</text:p>
      <text:p text:style-name="P6"><text:s text:c="12"/>end else begin</text:p>
      <text:p text:style-name="P6"><text:s text:c="16"/>// writeln('List#to_s::else');</text:p>
      <text:p text:style-name="P6"><text:s text:c="16"/>elem := list.first^;</text:p>
      <text:p text:style-name="P6"><text:s text:c="16"/>if Pointer(elem.next) = nil</text:p>
      <text:p text:style-name="P6"><text:s text:c="16"/>then begin</text:p>
      <text:p text:style-name="P6"><text:s text:c="20"/>// writeln('List#to_s::else::then');</text:p>
      <text:p text:style-name="P6"><text:s text:c="20"/>// writeln('List#to_s -&gt; Node#to_s');</text:p>
      <text:p text:style-name="P6"><text:s text:c="20"/>toReturn := toReturn + inspect(elem);</text:p>
      <text:p text:style-name="P6"><text:soft-page-break/><text:s text:c="20"/>// writeln('Node#to_s -&gt; List#to_s');</text:p>
      <text:p text:style-name="P6"><text:s text:c="16"/>end else repeat</text:p>
      <text:p text:style-name="P6"><text:s text:c="20"/>// writeln('List#to_s::else::else::repeat');</text:p>
      <text:p text:style-name="P6"><text:s text:c="20"/>// writeln('List#to_s -&gt; Node#to_s');</text:p>
      <text:p text:style-name="P6"><text:s text:c="20"/>toReturn := toReturn + inspect(elem);</text:p>
      <text:p text:style-name="P6"><text:s text:c="20"/>// writeln('Node#to_s -&gt; List#to_s');</text:p>
      <text:p text:style-name="P6"><text:s text:c="20"/>if not (Pointer(elem.next) = nil)</text:p>
      <text:p text:style-name="P6"><text:s text:c="20"/>then toReturn := toReturn + ', ';</text:p>
      <text:p text:style-name="P6"><text:s text:c="20"/>elem := elem.next^;</text:p>
      <text:p text:style-name="P6"><text:s text:c="16"/>until Pointer(elem.next) = nil;</text:p>
      <text:p text:style-name="P6"><text:s text:c="12"/>end;</text:p>
      <text:p text:style-name="P6"><text:s text:c="12"/>inspect := toReturn + ']';</text:p>
      <text:p text:style-name="P6"><text:s text:c="8"/>end;</text:p>
      <text:p text:style-name="P6"/>
      <text:p text:style-name="P6"><text:s text:c="4"/>procedure writeList(const list : ListType); overload;</text:p>
      <text:p text:style-name="P6"><text:s text:c="8"/>begin</text:p>
      <text:p text:style-name="P6"><text:s text:c="12"/>write(toString(list));</text:p>
      <text:p text:style-name="P6"><text:s text:c="8"/>end;</text:p>
      <text:p text:style-name="P6"><text:s text:c="4"/>function findNodeWithIndex(const node : ListNodeType; </text:p>
      <text:p text:style-name="P6"><text:s text:c="32"/>var index : Integer; </text:p>
      <text:p text:style-name="P6"><text:s text:c="35"/>number : Integer) : ListNodeType; overload;</text:p>
      <text:p text:style-name="P6"><text:s text:c="8"/>begin</text:p>
      <text:p text:style-name="P6"><text:s text:c="12"/>if index = number</text:p>
      <text:p text:style-name="P6"><text:s text:c="12"/>then findNodeWithIndex := node</text:p>
      <text:p text:style-name="P6"><text:s text:c="12"/>else begin</text:p>
      <text:p text:style-name="P6"><text:s text:c="16"/>index := index + 1;</text:p>
      <text:p text:style-name="P6"><text:s text:c="16"/>findNodeWithIndex := findNodeWithIndex(</text:p>
      <text:p text:style-name="P6"><text:s text:c="20"/>node.next^, </text:p>
      <text:p text:style-name="P6"><text:s text:c="20"/>index, </text:p>
      <text:p text:style-name="P6"><text:s text:c="20"/>number</text:p>
      <text:p text:style-name="P6"><text:s text:c="16"/>)</text:p>
      <text:p text:style-name="P6"><text:s text:c="12"/>end;</text:p>
      <text:p text:style-name="P6"><text:s text:c="8"/>end;</text:p>
      <text:p text:style-name="P6"><text:s text:c="4"/>function insertToList(var list : ListType; </text:p>
      <text:p text:style-name="P6"><text:s text:c="30"/>what : ListNodeType;</text:p>
      <text:p text:style-name="P6"><text:s text:c="29"/>where : Integer) : ListType; overload;</text:p>
      <text:p text:style-name="P6"><text:s text:c="8"/>var index : Integer;</text:p>
      <text:p text:style-name="P6"><text:s text:c="12"/>node <text:s/>: ListNodeType;</text:p>
      <text:p text:style-name="P6"><text:s text:c="8"/>begin</text:p>
      <text:p text:style-name="P6"><text:s text:c="12"/>index := 0;</text:p>
      <text:p text:style-name="P6"><text:s text:c="12"/>node := findNodeWithIndex(list.first^, index, where);</text:p>
      <text:p text:style-name="P6"><text:s text:c="12"/>what.next := node.next;</text:p>
      <text:p text:style-name="P6"><text:s text:c="12"/>node.next := @what;</text:p>
      <text:p text:style-name="P6"><text:s text:c="12"/>insertToList := list;</text:p>
      <text:p text:style-name="P6"><text:s text:c="8"/>end;</text:p>
      <text:p text:style-name="P6"><text:s text:c="4"/>function delete(var list : ListType; where : Integer) : ListType; overload;</text:p>
      <text:p text:style-name="P6"><text:s text:c="8"/>var node <text:s/>: ListNodeType;</text:p>
      <text:p text:style-name="P6"><text:s text:c="12"/>index : Integer;</text:p>
      <text:p text:style-name="P6"><text:soft-page-break/><text:s text:c="8"/>begin</text:p>
      <text:p text:style-name="P6"><text:s text:c="12"/>index := 0;</text:p>
      <text:p text:style-name="P6"><text:s text:c="12"/>node := findNodeWithIndex(list.first^, index, where - 1);</text:p>
      <text:p text:style-name="P6"><text:s text:c="12"/>if not (Pointer(node.next^.next) = nil)</text:p>
      <text:p text:style-name="P6"><text:s text:c="12"/>then node.next := node.next^.next </text:p>
      <text:p text:style-name="P6"><text:s text:c="12"/>else node.next := nil;</text:p>
      <text:p text:style-name="P6"><text:s text:c="12"/>delete := list;</text:p>
      <text:p text:style-name="P6"><text:s text:c="8"/>end;</text:p>
      <text:p text:style-name="P6"><text:s text:c="4"/>procedure recursiveDelete(var node : ListNodeType); overload;</text:p>
      <text:p text:style-name="P6"><text:s text:c="8"/>begin</text:p>
      <text:p text:style-name="P6"><text:s text:c="12"/>if not (Pointer(node.next) = nil)</text:p>
      <text:p text:style-name="P6"><text:s text:c="12"/>then recursiveDelete(node.next^);</text:p>
      <text:p text:style-name="P6"><text:s text:c="12"/>node.next := nil;</text:p>
      <text:p text:style-name="P6"><text:s text:c="8"/>end;</text:p>
      <text:p text:style-name="P6"><text:s text:c="4"/>procedure delete(var list <text:s/>: ListType); overload;</text:p>
      <text:p text:style-name="P6"><text:s text:c="8"/>var elem : ListNodeType;</text:p>
      <text:p text:style-name="P6"><text:s text:c="8"/>begin</text:p>
      <text:p text:style-name="P6"><text:s text:c="12"/>if not (Pointer(list.first) = nil)</text:p>
      <text:p text:style-name="P6"><text:s text:c="12"/>then begin</text:p>
      <text:p text:style-name="P6"><text:s text:c="16"/>elem := list.first^;</text:p>
      <text:p text:style-name="P6"><text:s text:c="16"/>recursiveDelete(elem);</text:p>
      <text:p text:style-name="P6"><text:s text:c="12"/>end;</text:p>
      <text:p text:style-name="P6"><text:s text:c="8"/>end;</text:p>
      <text:p text:style-name="P6"/>
      <text:p text:style-name="P6"><text:s text:c="4"/>function findByBlock(const node : ListNodeType; block : BlockType) : ListNodeType; overload;</text:p>
      <text:p text:style-name="P6"><text:s text:c="8"/>begin</text:p>
      <text:p text:style-name="P6"><text:s text:c="12"/>if not(Pointer(node.next) = nil)</text:p>
      <text:p text:style-name="P6"><text:s text:c="12"/>then findByBlock := findByBlock(node.next^, block)</text:p>
      <text:p text:style-name="P6"><text:s text:c="12"/>else findByBlock := node;</text:p>
      <text:p text:style-name="P6"><text:s text:c="8"/>end;</text:p>
      <text:p text:style-name="P6"/>
      <text:p text:style-name="P6"><text:s text:c="4"/>function findByBlock(const list : ListType; block : BlockType) : ListNodeType; overload;</text:p>
      <text:p text:style-name="P6"><text:s text:c="8"/>begin</text:p>
      <text:p text:style-name="P6"><text:s text:c="12"/>if not(Pointer(list.first) = nil)</text:p>
      <text:p text:style-name="P6"><text:s text:c="12"/>then findByBlock := findByBlock(list.first^, block);</text:p>
      <text:p text:style-name="P6"><text:s text:c="8"/>end;</text:p>
      <text:p text:style-name="P6">en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3.2$Linux_X86_64 LibreOffice_project/4985bca6212b77bf8c7a86bceeb2084ec86f4b6b</meta:generator>
    <meta:editing-cycles>0</meta:editing-cycles>
    <meta:editing-duration>P0D</meta:editing-duration>
    <meta:document-statistic meta:table-count="0" meta:image-count="0" meta:object-count="0" meta:page-count="7" meta:paragraph-count="295" meta:word-count="1130" meta:character-count="11997" meta:non-whitespace-character-count="7468"/>
  </office:meta>
</office:document-meta>
</file>